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4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OMERCIALIZADORA AGROPECUARIA K &amp; A S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IQT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UZMAN CACERES ALEX FRANK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25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25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4525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232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15:20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17:10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16:22:02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